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2" calcext:value-type="float">
            <text:p>99,2</text:p>
          </table:table-cell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56" calcext:value-type="float">
            <text:p>98,56</text:p>
          </table:table-cell>
          <table:table-cell office:value-type="float" office:value="1.44" calcext:value-type="float">
            <text:p>1,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511" calcext:value-type="float">
            <text:p>99,511</text:p>
          </table:table-cell>
          <table:table-cell table:formula="of:=AVERAGE([.C2:.C11])" office:value-type="float" office:value="0.489" calcext:value-type="float">
            <text:p>0,48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1:18:18.249136684</meta:creation-date>
    <dc:date>2017-12-25T21:28:48.183705320</dc:date>
    <meta:editing-duration>PT10M30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